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9cm" fo:min-width="0.398cm"/>
    </style:style>
    <style:style style:name="gr2" style:family="graphic" style:parent-style-name="standard">
      <style:graphic-properties draw:textarea-horizontal-align="justify" draw:textarea-vertical-align="middle" draw:auto-grow-height="false" fo:min-height="0.562cm" fo:min-width="0.399cm"/>
    </style:style>
    <style:style style:name="gr3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69cm" svg:x="4.141cm" svg:y="1.8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69cm" svg:height="1.146cm" svg:x="4.233cm" svg:y="3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4.234cm" svg:y="8.3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69cm" svg:height="1.268cm" svg:x="4.261cm" svg:y="10.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4.425cm" svg:y="12.8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2" draw:layer="layout" svg:width="3.571cm" svg:height="0.962cm" svg:x="15.35cm" svg:y="2.478cm">
          <draw:text-box>
            <text:p>Equation<text:tab/> 1</text:p>
          </draw:text-box>
        </draw:frame>
        <draw:frame draw:style-name="gr5" draw:text-style-name="P2" draw:layer="layout" svg:width="3.529cm" svg:height="0.962cm" svg:x="15.378cm" svg:y="4.502cm">
          <draw:text-box>
            <text:p>Equation 1</text:p>
          </draw:text-box>
        </draw:frame>
        <draw:frame draw:style-name="gr5" draw:text-style-name="P2" draw:layer="layout" svg:width="3.923cm" svg:height="0.962cm" svg:x="15.442cm" svg:y="9.128cm">
          <draw:text-box>
            <text:p>Equation<text:tab/> 19</text:p>
          </draw:text-box>
        </draw:frame>
        <draw:frame draw:style-name="gr5" draw:text-style-name="P2" draw:layer="layout" svg:width="3.88cm" svg:height="0.962cm" svg:x="15.469cm" svg:y="11.287cm">
          <draw:text-box>
            <text:p>Equation 20</text:p>
          </draw:text-box>
        </draw:frame>
        <draw:frame draw:style-name="gr5" draw:text-style-name="P2" draw:layer="layout" svg:width="2.331cm" svg:height="0.962cm" svg:x="1.189cm" svg:y="1.989cm">
          <draw:text-box>
            <text:p>Verb 1</text:p>
          </draw:text-box>
        </draw:frame>
        <draw:frame draw:style-name="gr5" draw:text-style-name="P2" draw:layer="layout" svg:width="2.331cm" svg:height="0.962cm" svg:x="1.217cm" svg:y="4.013cm">
          <draw:text-box>
            <text:p>Verb 1</text:p>
          </draw:text-box>
        </draw:frame>
        <draw:frame draw:style-name="gr5" draw:text-style-name="P2" draw:layer="layout" svg:width="2.894cm" svg:height="0.962cm" svg:x="1.281cm" svg:y="8.639cm">
          <draw:text-box>
            <text:p>Verb n-2</text:p>
          </draw:text-box>
        </draw:frame>
        <draw:frame draw:style-name="gr5" draw:text-style-name="P2" draw:layer="layout" svg:width="2.894cm" svg:height="0.962cm" svg:x="1.308cm" svg:y="10.798cm">
          <draw:text-box>
            <text:p>Verb n-1</text:p>
          </draw:text-box>
        </draw:frame>
        <draw:frame draw:style-name="gr5" draw:text-style-name="P2" draw:layer="layout" svg:width="2.331cm" svg:height="0.962cm" svg:x="1.408cm" svg:y="13.011cm">
          <draw:text-box>
            <text:p>Verb n</text:p>
          </draw:text-box>
        </draw:frame>
        <draw:custom-shape draw:style-name="gr1" draw:text-style-name="P1" draw:layer="layout" svg:width="1.27cm" svg:height="1.269cm" svg:x="7.35cm" svg:y="1.9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69cm" svg:height="1.146cm" svg:x="7.442cm" svg:y="3.8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7.443cm" svg:y="8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69cm" svg:height="1.268cm" svg:x="7.47cm" svg:y="10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7.634cm" svg:y="12.9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5.445cm" svg:y1="2.778cm" svg:x2="7.477cm" svg:y2="4.302cm">
          <text:p/>
        </draw:line>
        <draw:line draw:style-name="gr6" draw:text-style-name="P3" draw:layer="layout" svg:x1="5.318cm" svg:y1="2.143cm" svg:x2="7.604cm" svg:y2="2.651cm">
          <text:p/>
        </draw:line>
        <draw:line draw:style-name="gr6" draw:text-style-name="P3" draw:layer="layout" svg:x1="5.064cm" svg:y1="2.778cm" svg:x2="6.842cm" svg:y2="5.953cm">
          <text:p/>
        </draw:line>
        <draw:line draw:style-name="gr6" draw:text-style-name="P3" draw:layer="layout" svg:x1="5.318cm" svg:y1="4.175cm" svg:x2="7.604cm" svg:y2="2.651cm">
          <text:p/>
        </draw:line>
        <draw:line draw:style-name="gr6" draw:text-style-name="P3" draw:layer="layout" svg:x1="5.064cm" svg:y1="4.556cm" svg:x2="7.477cm" svg:y2="4.429cm">
          <text:p/>
        </draw:line>
        <draw:line draw:style-name="gr6" draw:text-style-name="P3" draw:layer="layout" svg:x1="4.937cm" svg:y1="2.778cm" svg:x2="6.334cm" svg:y2="6.461cm">
          <text:p/>
        </draw:line>
        <draw:line draw:style-name="gr6" draw:text-style-name="P3" draw:layer="layout" svg:x1="5.318cm" svg:y1="13.573cm" svg:x2="7.477cm" svg:y2="9.382cm">
          <text:p/>
        </draw:line>
        <draw:line draw:style-name="gr6" draw:text-style-name="P3" draw:layer="layout" svg:x1="7.985cm" svg:y1="13.827cm" svg:x2="5.191cm" svg:y2="13.446cm">
          <text:p/>
        </draw:line>
        <draw:line draw:style-name="gr6" draw:text-style-name="P3" draw:layer="layout" svg:x1="7.604cm" svg:y1="11.414cm" svg:x2="5.318cm" svg:y2="13.446cm">
          <text:p/>
        </draw:line>
        <draw:line draw:style-name="gr6" draw:text-style-name="P3" draw:layer="layout" svg:x1="7.096cm" svg:y1="7.858cm" svg:x2="5.064cm" svg:y2="13.446cm">
          <text:p/>
        </draw:line>
        <draw:line draw:style-name="gr6" draw:text-style-name="P3" draw:layer="layout" svg:x1="5.064cm" svg:y1="11.414cm" svg:x2="7.985cm" svg:y2="13.827cm">
          <text:p/>
        </draw:line>
        <draw:line draw:style-name="gr6" draw:text-style-name="P3" draw:layer="layout" svg:x1="7.604cm" svg:y1="11.16cm" svg:x2="5.064cm" svg:y2="11.414cm">
          <text:p/>
        </draw:line>
        <draw:line draw:style-name="gr6" draw:text-style-name="P3" draw:layer="layout" svg:x1="7.604cm" svg:y1="9.255cm" svg:x2="5.318cm" svg:y2="11.414cm">
          <text:p/>
        </draw:line>
        <draw:line draw:style-name="gr6" draw:text-style-name="P3" draw:layer="layout" svg:x1="5.064cm" svg:y1="9.001cm" svg:x2="7.858cm" svg:y2="13.827cm">
          <text:p/>
        </draw:line>
        <draw:line draw:style-name="gr6" draw:text-style-name="P3" draw:layer="layout" svg:x1="7.731cm" svg:y1="11.287cm" svg:x2="5.064cm" svg:y2="8.874cm">
          <text:p/>
        </draw:line>
        <draw:line draw:style-name="gr6" draw:text-style-name="P3" draw:layer="layout" svg:x1="7.731cm" svg:y1="9.636cm" svg:x2="5.191cm" svg:y2="8.874cm">
          <text:p/>
        </draw:line>
        <draw:line draw:style-name="gr6" draw:text-style-name="P3" draw:layer="layout" svg:x1="6.842cm" svg:y1="7.731cm" svg:x2="5.064cm" svg:y2="11.287cm">
          <text:p/>
        </draw:line>
        <draw:line draw:style-name="gr6" draw:text-style-name="P3" draw:layer="layout" svg:x1="5.064cm" svg:y1="8.874cm" svg:x2="6.461cm" svg:y2="7.604cm">
          <text:p/>
        </draw:line>
        <draw:custom-shape draw:style-name="gr1" draw:text-style-name="P1" draw:layer="layout" svg:width="1.27cm" svg:height="1.269cm" svg:x="10.55cm" svg:y="2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69cm" svg:height="1.146cm" svg:x="10.642cm" svg:y="4.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10.643cm" svg:y="8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69cm" svg:height="1.268cm" svg:x="10.67cm" svg:y="10.8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10.834cm" svg:y="13.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8.645cm" svg:y1="3.005cm" svg:x2="10.677cm" svg:y2="4.529cm">
          <text:p/>
        </draw:line>
        <draw:line draw:style-name="gr6" draw:text-style-name="P3" draw:layer="layout" svg:x1="8.518cm" svg:y1="2.37cm" svg:x2="10.804cm" svg:y2="2.878cm">
          <text:p/>
        </draw:line>
        <draw:line draw:style-name="gr6" draw:text-style-name="P3" draw:layer="layout" svg:x1="8.264cm" svg:y1="3.005cm" svg:x2="10.042cm" svg:y2="6.18cm">
          <text:p/>
        </draw:line>
        <draw:line draw:style-name="gr6" draw:text-style-name="P3" draw:layer="layout" svg:x1="8.518cm" svg:y1="4.402cm" svg:x2="10.804cm" svg:y2="2.878cm">
          <text:p/>
        </draw:line>
        <draw:line draw:style-name="gr6" draw:text-style-name="P3" draw:layer="layout" svg:x1="8.264cm" svg:y1="4.783cm" svg:x2="10.677cm" svg:y2="4.656cm">
          <text:p/>
        </draw:line>
        <draw:line draw:style-name="gr6" draw:text-style-name="P3" draw:layer="layout" svg:x1="8.518cm" svg:y1="13.8cm" svg:x2="10.677cm" svg:y2="9.609cm">
          <text:p/>
        </draw:line>
        <draw:line draw:style-name="gr6" draw:text-style-name="P3" draw:layer="layout" svg:x1="11.185cm" svg:y1="14.054cm" svg:x2="8.391cm" svg:y2="13.673cm">
          <text:p/>
        </draw:line>
        <draw:line draw:style-name="gr6" draw:text-style-name="P3" draw:layer="layout" svg:x1="10.804cm" svg:y1="11.641cm" svg:x2="8.518cm" svg:y2="13.673cm">
          <text:p/>
        </draw:line>
        <draw:line draw:style-name="gr6" draw:text-style-name="P3" draw:layer="layout" svg:x1="10.296cm" svg:y1="8.085cm" svg:x2="8.264cm" svg:y2="13.673cm">
          <text:p/>
        </draw:line>
        <draw:line draw:style-name="gr6" draw:text-style-name="P3" draw:layer="layout" svg:x1="8.264cm" svg:y1="11.641cm" svg:x2="11.185cm" svg:y2="14.054cm">
          <text:p/>
        </draw:line>
        <draw:line draw:style-name="gr6" draw:text-style-name="P3" draw:layer="layout" svg:x1="10.804cm" svg:y1="11.387cm" svg:x2="8.264cm" svg:y2="11.641cm">
          <text:p/>
        </draw:line>
        <draw:line draw:style-name="gr6" draw:text-style-name="P3" draw:layer="layout" svg:x1="10.804cm" svg:y1="9.482cm" svg:x2="8.518cm" svg:y2="11.641cm">
          <text:p/>
        </draw:line>
        <draw:line draw:style-name="gr6" draw:text-style-name="P3" draw:layer="layout" svg:x1="8.264cm" svg:y1="9.228cm" svg:x2="11.058cm" svg:y2="14.054cm">
          <text:p/>
        </draw:line>
        <draw:line draw:style-name="gr6" draw:text-style-name="P3" draw:layer="layout" svg:x1="10.931cm" svg:y1="11.514cm" svg:x2="8.264cm" svg:y2="9.101cm">
          <text:p/>
        </draw:line>
        <draw:line draw:style-name="gr6" draw:text-style-name="P3" draw:layer="layout" svg:x1="10.931cm" svg:y1="9.863cm" svg:x2="8.391cm" svg:y2="9.101cm">
          <text:p/>
        </draw:line>
        <draw:line draw:style-name="gr6" draw:text-style-name="P3" draw:layer="layout" svg:x1="10.042cm" svg:y1="7.958cm" svg:x2="8.264cm" svg:y2="11.514cm">
          <text:p/>
        </draw:line>
        <draw:line draw:style-name="gr6" draw:text-style-name="P3" draw:layer="layout" svg:x1="8.264cm" svg:y1="9.101cm" svg:x2="9.661cm" svg:y2="7.831cm">
          <text:p/>
        </draw:line>
        <draw:line draw:style-name="gr6" draw:text-style-name="P3" draw:layer="layout" svg:x1="8.239cm" svg:y1="2.905cm" svg:x2="10.525cm" svg:y2="5.826cm">
          <text:p/>
        </draw:line>
        <draw:line draw:style-name="gr6" draw:text-style-name="P3" draw:layer="layout" svg:x1="5.064cm" svg:y1="4.556cm" svg:x2="6.08cm" svg:y2="6.588cm">
          <text:p/>
        </draw:line>
        <draw:line draw:style-name="gr6" draw:text-style-name="P3" draw:layer="layout" svg:x1="8.366cm" svg:y1="4.683cm" svg:x2="9.89cm" svg:y2="6.461cm">
          <text:p/>
        </draw:line>
        <draw:custom-shape draw:style-name="gr1" draw:text-style-name="P1" draw:layer="layout" svg:width="1.27cm" svg:height="1.269cm" svg:x="13.671cm" svg:y="2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69cm" svg:height="1.146cm" svg:x="13.763cm" svg:y="4.1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269cm" svg:height="1.269cm" svg:x="13.764cm" svg:y="8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69cm" svg:height="1.268cm" svg:x="13.791cm" svg:y="10.8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1.766cm" svg:y1="3.041cm" svg:x2="13.798cm" svg:y2="4.565cm">
          <text:p/>
        </draw:line>
        <draw:line draw:style-name="gr6" draw:text-style-name="P3" draw:layer="layout" svg:x1="11.639cm" svg:y1="2.406cm" svg:x2="13.925cm" svg:y2="2.914cm">
          <text:p/>
        </draw:line>
        <draw:line draw:style-name="gr6" draw:text-style-name="P3" draw:layer="layout" svg:x1="11.385cm" svg:y1="3.041cm" svg:x2="13.163cm" svg:y2="6.216cm">
          <text:p/>
        </draw:line>
        <draw:line draw:style-name="gr6" draw:text-style-name="P3" draw:layer="layout" svg:x1="11.639cm" svg:y1="4.438cm" svg:x2="13.925cm" svg:y2="2.914cm">
          <text:p/>
        </draw:line>
        <draw:line draw:style-name="gr6" draw:text-style-name="P3" draw:layer="layout" svg:x1="11.385cm" svg:y1="4.819cm" svg:x2="13.798cm" svg:y2="4.692cm">
          <text:p/>
        </draw:line>
        <draw:line draw:style-name="gr6" draw:text-style-name="P3" draw:layer="layout" svg:x1="11.639cm" svg:y1="13.836cm" svg:x2="13.798cm" svg:y2="9.645cm">
          <text:p/>
        </draw:line>
        <draw:line draw:style-name="gr6" draw:text-style-name="P3" draw:layer="layout" svg:x1="13.925cm" svg:y1="11.677cm" svg:x2="11.639cm" svg:y2="13.709cm">
          <text:p/>
        </draw:line>
        <draw:line draw:style-name="gr6" draw:text-style-name="P3" draw:layer="layout" svg:x1="13.417cm" svg:y1="8.121cm" svg:x2="11.385cm" svg:y2="13.709cm">
          <text:p/>
        </draw:line>
        <draw:line draw:style-name="gr6" draw:text-style-name="P3" draw:layer="layout" svg:x1="13.925cm" svg:y1="11.423cm" svg:x2="11.385cm" svg:y2="11.677cm">
          <text:p/>
        </draw:line>
        <draw:line draw:style-name="gr6" draw:text-style-name="P3" draw:layer="layout" svg:x1="13.925cm" svg:y1="9.518cm" svg:x2="11.639cm" svg:y2="11.677cm">
          <text:p/>
        </draw:line>
        <draw:line draw:style-name="gr6" draw:text-style-name="P3" draw:layer="layout" svg:x1="14.052cm" svg:y1="11.55cm" svg:x2="11.385cm" svg:y2="9.137cm">
          <text:p/>
        </draw:line>
        <draw:line draw:style-name="gr6" draw:text-style-name="P3" draw:layer="layout" svg:x1="14.052cm" svg:y1="9.899cm" svg:x2="11.512cm" svg:y2="9.137cm">
          <text:p/>
        </draw:line>
        <draw:line draw:style-name="gr6" draw:text-style-name="P3" draw:layer="layout" svg:x1="13.163cm" svg:y1="7.994cm" svg:x2="11.385cm" svg:y2="11.55cm">
          <text:p/>
        </draw:line>
        <draw:line draw:style-name="gr6" draw:text-style-name="P3" draw:layer="layout" svg:x1="11.385cm" svg:y1="9.137cm" svg:x2="12.782cm" svg:y2="7.867cm">
          <text:p/>
        </draw:line>
        <draw:line draw:style-name="gr6" draw:text-style-name="P3" draw:layer="layout" svg:x1="11.36cm" svg:y1="2.941cm" svg:x2="13.646cm" svg:y2="5.862cm">
          <text:p/>
        </draw:line>
        <draw:line draw:style-name="gr6" draw:text-style-name="P3" draw:layer="layout" svg:x1="11.487cm" svg:y1="4.719cm" svg:x2="13.011cm" svg:y2="6.497cm">
          <text:p/>
        </draw:line>
        <draw:frame draw:style-name="gr7" draw:text-style-name="P2" draw:layer="layout" svg:width="12.573cm" svg:height="1.276cm" svg:x="3.794cm" svg:y="6.461cm">
          <draw:text-box>
            <text:p><text:span text:style-name="T1">………………………………</text:span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7:24:41.977420236</meta:creation-date>
    <dc:date>2017-08-03T18:20:36.394131274</dc:date>
    <meta:editing-duration>PT2M29S</meta:editing-duration>
    <meta:editing-cycles>1</meta:editing-cycles>
    <meta:document-statistic meta:object-count="83"/>
    <meta:generator>LibreOffice/5.1.6.2$Linux_X86_64 LibreOffice_project/10m0$Build-2</meta:generator>
  </office:meta>
</office:document-meta>
</file>